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250c2" officeooo:paragraph-rsid="0003aa7f"/>
    </style:style>
    <style:style style:name="P2" style:family="paragraph" style:parent-style-name="Heading_20_4">
      <style:text-properties officeooo:rsid="0003aa7f" officeooo:paragraph-rsid="0003aa7f"/>
    </style:style>
    <style:style style:name="P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03aa7f"/>
    </style:style>
    <style:style style:name="P4" style:family="paragraph" style:parent-style-name="Subtitle">
      <style:paragraph-properties fo:text-align="start" style:justify-single-word="false"/>
      <style:text-properties officeooo:rsid="000250c2" officeooo:paragraph-rsid="0003aa7f"/>
    </style:style>
    <style:style style:name="P5" style:family="paragraph" style:parent-style-name="Text_20_body">
      <style:paragraph-properties fo:text-align="start" style:justify-single-word="false"/>
      <style:text-properties officeooo:rsid="000250c2" officeooo:paragraph-rsid="0003aa7f"/>
    </style:style>
    <style:style style:name="P6" style:family="paragraph" style:parent-style-name="Text_20_body">
      <style:text-properties officeooo:paragraph-rsid="0003aa7f"/>
    </style:style>
    <style:style style:name="T1" style:family="text">
      <style:text-properties officeooo:rsid="001e85a7"/>
    </style:style>
    <style:style style:name="T2" style:family="text">
      <style:text-properties officeooo:rsid="0003aa7f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бъектно-ориентированное программирование</text:h>
      <text:h text:style-name="P1" text:outline-level="1">Отчёт по лабораторной работе №<text:span text:style-name="T2">3</text:span></text:h>
      <text:p text:style-name="P4">Постановка задачи:</text:p>
      <text:p text:style-name="P3">Дополнить систему, состоящую из двух классов <text:span text:style-name="Текст_20_программы_20_Знак">COne</text:span> и <text:span text:style-name="Текст_20_программы_20_Знак">CTwo</text:span>, которые были разработаны в лабораторной работе 2, новым классом <text:span text:style-name="Текст_20_программы_20_Знак">CThree</text:span>. Новый класс должен быть связан <text:span text:style-name="T4">public</text:span> наследованием с классом <text:span text:style-name="Текст_20_программы_20_Знак">CTwo</text:span>. Класс <text:span text:style-name="Текст_20_программы_20_Знак">CThree</text:span> должен имеет одно поля, которое выбирается студентом самостоятельно. Для разрабатываемого класса написать конструкторы умолчания, с параметрами и конструктор копирования, деструктор, методы доступа и метод <text:span text:style-name="Текст_20_программы_20_Знак">print</text:span><text:span text:style-name="Текст_20_программы_20_Знак"><text:span text:style-name="T5">()</text:span></text:span>. Написать тестовую программу для проверки работоспособности разработанных классов.</text:p>
      <text:p text:style-name="P4"><text:span text:style-name="T2">Исходный код</text:span>:</text:p>
      <text:h text:style-name="P2" text:outline-level="4">CThree.hpp:</text:h>
      <text:p text:style-name="P6">#ifndef CTHREE_HPP</text:p>
      <text:p text:style-name="P6">#define CTHREE_HPP</text:p>
      <text:p text:style-name="P6"/>
      <text:p text:style-name="P6">#include "../l2/CTwo.hpp"</text:p>
      <text:p text:style-name="P6"/>
      <text:p text:style-name="P6">struct CThree : public CTwo {</text:p>
      <text:p text:style-name="P6"><text:s text:c="4"/>auto print() const noexcept -&gt; void {</text:p>
      <text:p text:style-name="P6"><text:s text:c="8"/>std::cout &lt;&lt; "i: " &lt;&lt; m_i &lt;&lt; '\n';</text:p>
      <text:p text:style-name="P6"><text:s text:c="8"/>CTwo::print();</text:p>
      <text:p text:style-name="P6"><text:s text:c="4"/>}</text:p>
      <text:p text:style-name="P6"/>
      <text:p text:style-name="P6"><text:s text:c="4"/>[[nodiscard]] constexpr auto i() const noexcept { return m_i; }</text:p>
      <text:p text:style-name="P6"/>
      <text:p text:style-name="P6"><text:s text:c="4"/>constexpr CThree() noexcept = default;</text:p>
      <text:p text:style-name="P6"><text:s text:c="4"/>constexpr CThree(const CTwo &amp;two, const int i) noexcept <text:s/>// NOLINT</text:p>
      <text:p text:style-name="P6"><text:s text:c="8"/>: CTwo{two}, m_i{i} {}</text:p>
      <text:p text:style-name="P6"/>
      <text:p text:style-name="P6"><text:s text:c="4"/>// Правило 5</text:p>
      <text:p text:style-name="P6"><text:soft-page-break/><text:s text:c="4"/>constexpr CThree(const CThree &amp;other) noexcept = default;</text:p>
      <text:p text:style-name="P6"><text:s text:c="4"/>constexpr CThree(CThree &amp;&amp;other) noexcept</text:p>
      <text:p text:style-name="P6"><text:s text:c="8"/>: CTwo{std::move(other)}, m_i{other.m_i} {</text:p>
      <text:p text:style-name="P6"><text:s text:c="8"/>other.m_i = 0;</text:p>
      <text:p text:style-name="P6"><text:s text:c="4"/>}</text:p>
      <text:p text:style-name="P6"><text:s text:c="4"/>constexpr auto operator=(const CThree &amp;other) noexcept</text:p>
      <text:p text:style-name="P6"><text:s text:c="8"/>-&gt; CThree &amp; = default;</text:p>
      <text:p text:style-name="P6"><text:s text:c="4"/>constexpr auto operator=(CThree &amp;&amp;other) noexcept -&gt; CThree &amp; {</text:p>
      <text:p text:style-name="P6"><text:s text:c="8"/>*(CTwo *)this = std::move(other);</text:p>
      <text:p text:style-name="P6"><text:s text:c="8"/>other.m_i = 0;</text:p>
      <text:p text:style-name="P6"/>
      <text:p text:style-name="P6"><text:s text:c="8"/>return *this;</text:p>
      <text:p text:style-name="P6"><text:s text:c="4"/>}</text:p>
      <text:p text:style-name="P6"/>
      <text:p text:style-name="P6"><text:s text:c="4"/>constexpr ~CThree() = default;</text:p>
      <text:p text:style-name="P6"/>
      <text:p text:style-name="P6"><text:s text:c="3"/>private:</text:p>
      <text:p text:style-name="P6"><text:s text:c="4"/>int m_i{};</text:p>
      <text:p text:style-name="P6">};</text:p>
      <text:p text:style-name="P6"/>
      <text:p text:style-name="P6">#endif</text:p>
      <text:h text:style-name="P2" text:outline-level="4">main.cpp:</text:h>
      <text:p text:style-name="P6">#include "CThree.hpp"</text:p>
      <text:p text:style-name="P6"/>
      <text:p text:style-name="P6">auto main() -&gt; int {</text:p>
      <text:p text:style-name="P6"><text:s text:c="4"/>puts("---COne---");</text:p>
      <text:p text:style-name="P6"><text:s text:c="4"/>const char *str{"hello world"};</text:p>
      <text:p text:style-name="P6"><text:s text:c="4"/>COne one{str, (long)strlen(str) + 1};</text:p>
      <text:p text:style-name="P6"><text:soft-page-break/><text:s text:c="4"/>one.print();</text:p>
      <text:p text:style-name="P6"><text:s text:c="4"/>COne other_one;</text:p>
      <text:p text:style-name="P6"><text:s text:c="4"/>other_one = std::move(one);</text:p>
      <text:p text:style-name="P6"><text:s text:c="4"/>other_one.print();</text:p>
      <text:p text:style-name="P6"><text:s text:c="4"/>one.print();</text:p>
      <text:p text:style-name="P6"/>
      <text:p text:style-name="P6"><text:s text:c="4"/>puts("---CTwo---");</text:p>
      <text:p text:style-name="P6"><text:s text:c="4"/>CTwo two{12.2, other_one}; <text:s/>// NOLINT</text:p>
      <text:p text:style-name="P6"><text:s text:c="4"/>two.print();</text:p>
      <text:p text:style-name="P6"><text:s text:c="4"/>CTwo other_two;</text:p>
      <text:p text:style-name="P6"><text:s text:c="4"/>other_two = two;</text:p>
      <text:p text:style-name="P6"><text:s text:c="4"/>other_two.print();</text:p>
      <text:p text:style-name="P6"><text:s text:c="4"/>two.print();</text:p>
      <text:p text:style-name="P6"/>
      <text:p text:style-name="P6"><text:s text:c="4"/>puts("---CThree---");</text:p>
      <text:p text:style-name="P6"><text:s text:c="4"/>CThree three{other_two, 22}; <text:s/>// NOLINT</text:p>
      <text:p text:style-name="P6"><text:s text:c="4"/>three.print();</text:p>
      <text:p text:style-name="P6"><text:s text:c="4"/>CThree other_three{std::move(three)};</text:p>
      <text:p text:style-name="P6"><text:s text:c="4"/>other_three.print();</text:p>
      <text:p text:style-name="P6"><text:s text:c="4"/>three.print();</text:p>
      <text:p text:style-name="P6"/>
      <text:p text:style-name="P6"><text:s text:c="4"/>return 0;</text:p>
      <text:p text:style-name="P6">}</text:p>
      <text:p text:style-name="P4">Копия вывода:</text:p>
      <text:p text:style-name="P5">---COne---</text:p>
      <text:p text:style-name="P5">ps: hello world</text:p>
      <text:p text:style-name="P5">l: 12</text:p>
      <text:p text:style-name="P5">ps: hello world</text:p>
      <text:p text:style-name="P5"><text:soft-page-break/>l: 12</text:p>
      <text:p text:style-name="P5">ps: nullptr</text:p>
      <text:p text:style-name="P5">l: 0</text:p>
      <text:p text:style-name="P5">---CTwo---</text:p>
      <text:p text:style-name="P5">d: 12.2</text:p>
      <text:p text:style-name="P5">ps: hello world</text:p>
      <text:p text:style-name="P5">l: 12</text:p>
      <text:p text:style-name="P5">d: 12.2</text:p>
      <text:p text:style-name="P5">ps: hello world</text:p>
      <text:p text:style-name="P5">l: 12</text:p>
      <text:p text:style-name="P5">d: 12.2</text:p>
      <text:p text:style-name="P5">ps: hello world</text:p>
      <text:p text:style-name="P5">l: 12</text:p>
      <text:p text:style-name="P5">---CThree---</text:p>
      <text:p text:style-name="P5">i: 22</text:p>
      <text:p text:style-name="P5">d: 12.2</text:p>
      <text:p text:style-name="P5">ps: hello world</text:p>
      <text:p text:style-name="P5">l: 12</text:p>
      <text:p text:style-name="P5">i: 22</text:p>
      <text:p text:style-name="P5">d: 12.2</text:p>
      <text:p text:style-name="P5">ps: hello world</text:p>
      <text:p text:style-name="P5">l: 12</text:p>
      <text:p text:style-name="P5">i: 0</text:p>
      <text:p text:style-name="P5">d: 0</text:p>
      <text:p text:style-name="P5">p: nullpt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9:57:28.233300862</meta:creation-date>
    <dc:date>2022-09-15T20:00:14.803590107</dc:date>
    <meta:editing-duration>PT2M47S</meta:editing-duration>
    <meta:editing-cycles>1</meta:editing-cycles>
    <meta:document-statistic meta:table-count="0" meta:image-count="0" meta:object-count="0" meta:page-count="4" meta:paragraph-count="92" meta:word-count="322" meta:character-count="2396" meta:non-whitespace-character-count="1953"/>
    <meta:generator>LibreOffice/7.4.0.3$Linux_X86_64 LibreOffice_project/40$Build-3</meta:generator>
  </office:meta>
</office:document-meta>
</file>